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2_30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7, FF 2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Cyrus Adler<text:tab/></text:p>
      <text:p text:style-name="P6">Signed letter<text:tab/><text:tab/><text:tab/><text:tab/><text:tab/>Y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Sabato Morais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August 22, 1893</text:p>
      <text:p text:style-name="P6">Month<text:tab/><text:tab/><text:tab/><text:tab/><text:tab/><text:tab/>August</text:p>
      <text:p text:style-name="P6">Year<text:tab/><text:tab/><text:tab/><text:tab/><text:tab/><text:tab/>1893</text:p>
      <text:p text:style-name="P6">Hebrew Date<text:tab/><text:tab/><text:tab/><text:tab/><text:tab/></text:p>
      <text:p text:style-name="P6">Undated</text:p>
      <text:p text:style-name="P6">City<text:tab/><text:tab/><text:tab/><text:tab/><text:tab/><text:tab/>Chicago</text:p>
      <text:p text:style-name="P6">State<text:tab/><text:tab/><text:tab/><text:tab/><text:tab/><text:tab/>IL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</text:p>
      <text:p text:style-name="P6">Number of Pages<text:tab/><text:tab/><text:tab/><text:tab/>2</text:p>
      <text:p text:style-name="P6">Number of Sheets<text:tab/><text:tab/><text:tab/><text:tab/>1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Y</text:p>
      <text:p text:style-name="P6">Stamp<text:tab/><text:tab/><text:tab/><text:tab/><text:tab/><text:tab/>Y</text:p>
      <text:p text:style-name="P6">Postma<text:tab/>rk<text:tab/><text:tab/><text:tab/><text:tab/><text:tab/>Y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>Also available in AJA Microfilm, Reel #208</text:p>
      <text:p text:style-name="P6"/>
      <text:p text:style-name="P6">VII Transcription</text:p>
      <text:p text:style-name="P3">(Symbols: ?=uncertain; []=supplied information; /=end of line)</text:p>
      <text:p text:style-name="P3"/>
      <text:p text:style-name="P3">[Envelope]<text:line-break/>[Picture of the Virginia Hotel]/</text:p>
      <text:p text:style-name="P3">THE VIRGINIA HOTEL,/</text:p>
      <text:p text:style-name="P3">CHICAGO./</text:p>
      <text:p text:style-name="P4">Rev. Dr. S. Morais/</text:p>
      <text:p text:style-name="P4">Cape May/</text:p>
      <text:p text:style-name="P4">N. J./</text:p>
      <text:p text:style-name="P4"/>
      <text:p text:style-name="P3">[Page 1]</text:p>
      <text:p text:style-name="P3">[Picture of the Virginia Hotel]/</text:p>
      <text:p text:style-name="P3">AN ABSOLUTELY FIRE PROOF HOTEL./</text:p>
      <text:p text:style-name="P2">The/</text:p>
      <text:p text:style-name="P2">VIRGINIA HOTEL,/</text:p>
      <text:p text:style-name="P2">RUSH &amp; OHIO STREETS./</text:p>
      <text:p text:style-name="P2">CHICAGO./</text:p>
      <text:p text:style-name="P4">August 28 1893/</text:p>
      <text:p text:style-name="P3">Dear Doctor Morais/</text:p>
      <text:p text:style-name="P3"><text:tab/>Your letter of the 24th inst./ reached me just as I was leaving Washington/ for this place where I have come to attend/ the Anthropological Congress./</text:p>
      <text:p text:style-name="P3"><text:soft-page-break/><text:tab/>I think you misunderstand our object in/ making Leeser's Bible the basis of the new/ translation. <text:s/>We feel that it would not be/ honest to call this work a new translation/ and we also wish to preserve a certain/ continuity in the English Bible used by American/ Israel. <text:s/>It is fully recognized that the/ King James version in many places presents/ a greater felicity of expression and it is our/ intention that these should be re-introduced./</text:p>
      <text:p text:style-name="P3"><text:tab/>I trust that you will take very good/ care of yourself during the coming holidays/ and delegate to others as much of the/ service as you possibly can. <text:s/>If there be/ any way in which I can be of use/</text:p>
      <text:p text:style-name="P3"/>
      <text:p text:style-name="P3">[Page 2]</text:p>
      <text:p text:style-name="P3">you may command me. <text:s/>With best wishes/ for your health believe me/ Faithfully Yours/ Cyrus Adler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15T11:35:38.06</meta:creation-date>
    <dc:date>2012-02-01T12:17:48.50</dc:date>
    <dc:creator>Penn Libraries</dc:creator>
    <meta:editing-duration>PT00H01M21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3" meta:paragraph-count="81" meta:word-count="378" meta:character-count="2463"/>
  </office:meta>
</office:document-meta>
</file>